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16d8e9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1bd24c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21973b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25f847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2d9e2b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459f29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4b6f3a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rsid="004d4474" officeooo:paragraph-rsid="005cdb54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rsid="002f2f3a" officeooo:paragraph-rsid="002d9e2b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rsid="002f2f3a" officeooo:paragraph-rsid="00a58a8a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paragraph-rsid="00887687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paragraph-rsid="008bda6e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paragraph-rsid="008dbc56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paragraph-rsid="008fddeb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paragraph-rsid="00924ca9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paragraph-rsid="009c65a7" style:font-name-asian="WenQuanYi Micro Hei" style:font-size-asian="12pt" style:font-size-complex="12pt"/>
    </style:style>
    <style:style style:name="T1" style:family="text">
      <style:text-properties officeooo:rsid="0016d8e9"/>
    </style:style>
    <style:style style:name="T2" style:family="text">
      <style:text-properties officeooo:rsid="0017f20f"/>
    </style:style>
    <style:style style:name="T3" style:family="text">
      <style:text-properties officeooo:rsid="001bd24c"/>
    </style:style>
    <style:style style:name="T4" style:family="text">
      <style:text-properties officeooo:rsid="001cd804"/>
    </style:style>
    <style:style style:name="T5" style:family="text">
      <style:text-properties officeooo:rsid="0020a32a"/>
    </style:style>
    <style:style style:name="T6" style:family="text">
      <style:text-properties officeooo:rsid="0021973b"/>
    </style:style>
    <style:style style:name="T7" style:family="text">
      <style:text-properties officeooo:rsid="0021ed61"/>
    </style:style>
    <style:style style:name="T8" style:family="text">
      <style:text-properties officeooo:rsid="0022588a"/>
    </style:style>
    <style:style style:name="T9" style:family="text">
      <style:text-properties officeooo:rsid="00225e47"/>
    </style:style>
    <style:style style:name="T10" style:family="text">
      <style:text-properties officeooo:rsid="002277ff"/>
    </style:style>
    <style:style style:name="T11" style:family="text">
      <style:text-properties officeooo:rsid="0023a109"/>
    </style:style>
    <style:style style:name="T12" style:family="text">
      <style:text-properties officeooo:rsid="0024606b"/>
    </style:style>
    <style:style style:name="T13" style:family="text">
      <style:text-properties officeooo:rsid="0025f847"/>
    </style:style>
    <style:style style:name="T14" style:family="text">
      <style:text-properties officeooo:rsid="0026d9a1"/>
    </style:style>
    <style:style style:name="T15" style:family="text">
      <style:text-properties officeooo:rsid="0027dbcf"/>
    </style:style>
    <style:style style:name="T16" style:family="text">
      <style:text-properties officeooo:rsid="0029d099"/>
    </style:style>
    <style:style style:name="T17" style:family="text">
      <style:text-properties officeooo:rsid="002c6d44"/>
    </style:style>
    <style:style style:name="T18" style:family="text">
      <style:text-properties officeooo:rsid="002d9e2b"/>
    </style:style>
    <style:style style:name="T19" style:family="text">
      <style:text-properties officeooo:rsid="002dc714"/>
    </style:style>
    <style:style style:name="T20" style:family="text">
      <style:text-properties officeooo:rsid="002f2f3a"/>
    </style:style>
    <style:style style:name="T21" style:family="text">
      <style:text-properties officeooo:rsid="002f6b78"/>
    </style:style>
    <style:style style:name="T22" style:family="text">
      <style:text-properties officeooo:rsid="00311e9e"/>
    </style:style>
    <style:style style:name="T23" style:family="text">
      <style:text-properties officeooo:rsid="003fd4fc"/>
    </style:style>
    <style:style style:name="T24" style:family="text">
      <style:text-properties officeooo:rsid="0040a6f0"/>
    </style:style>
    <style:style style:name="T25" style:family="text">
      <style:text-properties officeooo:rsid="0041ab7f"/>
    </style:style>
    <style:style style:name="T26" style:family="text">
      <style:text-properties officeooo:rsid="0042c7fc"/>
    </style:style>
    <style:style style:name="T27" style:family="text">
      <style:text-properties officeooo:rsid="004484c2"/>
    </style:style>
    <style:style style:name="T28" style:family="text">
      <style:text-properties officeooo:rsid="00457e41"/>
    </style:style>
    <style:style style:name="T29" style:family="text">
      <style:text-properties officeooo:rsid="00459f29"/>
    </style:style>
    <style:style style:name="T30" style:family="text">
      <style:text-properties officeooo:rsid="004794a5"/>
    </style:style>
    <style:style style:name="T31" style:family="text">
      <style:text-properties officeooo:rsid="004815b0"/>
    </style:style>
    <style:style style:name="T32" style:family="text">
      <style:text-properties officeooo:rsid="0049a041"/>
    </style:style>
    <style:style style:name="T33" style:family="text">
      <style:text-properties officeooo:rsid="004b6f3a"/>
    </style:style>
    <style:style style:name="T34" style:family="text">
      <style:text-properties officeooo:rsid="004d4474"/>
    </style:style>
    <style:style style:name="T35" style:family="text">
      <style:text-properties officeooo:rsid="00505bdf"/>
    </style:style>
    <style:style style:name="T36" style:family="text">
      <style:text-properties officeooo:rsid="0051be7c"/>
    </style:style>
    <style:style style:name="T37" style:family="text">
      <style:text-properties officeooo:rsid="0040a6f0" fo:background-color="#e6e6ff"/>
    </style:style>
    <style:style style:name="T38" style:family="text">
      <style:text-properties officeooo:rsid="002f6b78" fo:background-color="#e6e6ff"/>
    </style:style>
    <style:style style:name="T39" style:family="text">
      <style:text-properties officeooo:rsid="0042c7fc" fo:background-color="#e6e6ff"/>
    </style:style>
    <style:style style:name="T40" style:family="text">
      <style:text-properties officeooo:rsid="004484c2" fo:background-color="#e6e6ff"/>
    </style:style>
    <style:style style:name="T41" style:family="text">
      <style:text-properties officeooo:rsid="00457e41" fo:background-color="#e6e6ff"/>
    </style:style>
    <style:style style:name="T42" style:family="text">
      <style:text-properties officeooo:rsid="005cdb54" fo:background-color="#e6e6ff"/>
    </style:style>
    <style:style style:name="T43" style:family="text">
      <style:text-properties officeooo:rsid="0098552b" fo:background-color="#e6e6ff"/>
    </style:style>
    <style:style style:name="T44" style:family="text">
      <style:text-properties officeooo:rsid="009a36b8" fo:background-color="#e6e6ff"/>
    </style:style>
    <style:style style:name="T45" style:family="text">
      <style:text-properties officeooo:rsid="009c65a7" fo:background-color="#e6e6ff"/>
    </style:style>
    <style:style style:name="T46" style:family="text">
      <style:text-properties officeooo:rsid="009e9036" fo:background-color="#e6e6ff"/>
    </style:style>
    <style:style style:name="T47" style:family="text">
      <style:text-properties officeooo:rsid="009f5b01" fo:background-color="#e6e6ff"/>
    </style:style>
    <style:style style:name="T48" style:family="text">
      <style:text-properties officeooo:rsid="005545e1"/>
    </style:style>
    <style:style style:name="T49" style:family="text">
      <style:text-properties officeooo:rsid="005579e2"/>
    </style:style>
    <style:style style:name="T50" style:family="text">
      <style:text-properties officeooo:rsid="0057dacf"/>
    </style:style>
    <style:style style:name="T51" style:family="text">
      <style:text-properties officeooo:rsid="00593dc5"/>
    </style:style>
    <style:style style:name="T52" style:family="text">
      <style:text-properties officeooo:rsid="0059d460"/>
    </style:style>
    <style:style style:name="T53" style:family="text">
      <style:text-properties officeooo:rsid="005ba7be"/>
    </style:style>
    <style:style style:name="T54" style:family="text">
      <style:text-properties officeooo:rsid="005cdb54"/>
    </style:style>
    <style:style style:name="T55" style:family="text">
      <style:text-properties officeooo:rsid="005d974a"/>
    </style:style>
    <style:style style:name="T56" style:family="text">
      <style:text-properties officeooo:rsid="005f69a4"/>
    </style:style>
    <style:style style:name="T57" style:family="text">
      <style:text-properties officeooo:rsid="00603fa2"/>
    </style:style>
    <style:style style:name="T58" style:family="text">
      <style:text-properties officeooo:rsid="00613fca"/>
    </style:style>
    <style:style style:name="T59" style:family="text">
      <style:text-properties officeooo:rsid="00619534"/>
    </style:style>
    <style:style style:name="T60" style:family="text">
      <style:text-properties officeooo:rsid="0068264d"/>
    </style:style>
    <style:style style:name="T61" style:family="text">
      <style:text-properties officeooo:rsid="0068ce12"/>
    </style:style>
    <style:style style:name="T62" style:family="text">
      <style:text-properties officeooo:rsid="00695690"/>
    </style:style>
    <style:style style:name="T63" style:family="text">
      <style:text-properties officeooo:rsid="006a8c16"/>
    </style:style>
    <style:style style:name="T64" style:family="text">
      <style:text-properties officeooo:rsid="006c33b4"/>
    </style:style>
    <style:style style:name="T65" style:family="text">
      <style:text-properties officeooo:rsid="006d66f7"/>
    </style:style>
    <style:style style:name="T66" style:family="text">
      <style:text-properties officeooo:rsid="006ed68d"/>
    </style:style>
    <style:style style:name="T67" style:family="text">
      <style:text-properties officeooo:rsid="0070aa0e"/>
    </style:style>
    <style:style style:name="T68" style:family="text">
      <style:text-properties officeooo:rsid="0073768e"/>
    </style:style>
    <style:style style:name="T69" style:family="text">
      <style:text-properties officeooo:rsid="00739f02"/>
    </style:style>
    <style:style style:name="T70" style:family="text">
      <style:text-properties officeooo:rsid="0073d3c6"/>
    </style:style>
    <style:style style:name="T71" style:family="text">
      <style:text-properties officeooo:rsid="0074bda3"/>
    </style:style>
    <style:style style:name="T72" style:family="text">
      <style:text-properties officeooo:rsid="00758a4d"/>
    </style:style>
    <style:style style:name="T73" style:family="text">
      <style:text-properties officeooo:rsid="007853cb"/>
    </style:style>
    <style:style style:name="T74" style:family="text">
      <style:text-properties officeooo:rsid="00796f54"/>
    </style:style>
    <style:style style:name="T75" style:family="text">
      <style:text-properties officeooo:rsid="007c0b17"/>
    </style:style>
    <style:style style:name="T76" style:family="text">
      <style:text-properties officeooo:rsid="007dd504"/>
    </style:style>
    <style:style style:name="T77" style:family="text">
      <style:text-properties officeooo:rsid="008300f8"/>
    </style:style>
    <style:style style:name="T78" style:family="text">
      <style:text-properties officeooo:rsid="008313ad"/>
    </style:style>
    <style:style style:name="T79" style:family="text">
      <style:text-properties officeooo:rsid="0084c17c"/>
    </style:style>
    <style:style style:name="T80" style:family="text">
      <style:text-properties officeooo:rsid="00868110"/>
    </style:style>
    <style:style style:name="T81" style:family="text">
      <style:text-properties officeooo:rsid="00887687"/>
    </style:style>
    <style:style style:name="T82" style:family="text">
      <style:text-properties officeooo:rsid="0088807b"/>
    </style:style>
    <style:style style:name="T83" style:family="text">
      <style:text-properties officeooo:rsid="0088f8e5"/>
    </style:style>
    <style:style style:name="T84" style:family="text">
      <style:text-properties officeooo:rsid="0088fd74"/>
    </style:style>
    <style:style style:name="T85" style:family="text">
      <style:text-properties officeooo:rsid="008a2744"/>
    </style:style>
    <style:style style:name="T86" style:family="text">
      <style:text-properties officeooo:rsid="008bda6e"/>
    </style:style>
    <style:style style:name="T87" style:family="text">
      <style:text-properties officeooo:rsid="008c1bb1"/>
    </style:style>
    <style:style style:name="T88" style:family="text">
      <style:text-properties officeooo:rsid="008dbc56"/>
    </style:style>
    <style:style style:name="T89" style:family="text">
      <style:text-properties officeooo:rsid="008f5ba5"/>
    </style:style>
    <style:style style:name="T90" style:family="text">
      <style:text-properties officeooo:rsid="008fddeb"/>
    </style:style>
    <style:style style:name="T91" style:family="text">
      <style:text-properties officeooo:rsid="00903508"/>
    </style:style>
    <style:style style:name="T92" style:family="text">
      <style:text-properties officeooo:rsid="0091b415"/>
    </style:style>
    <style:style style:name="T93" style:family="text">
      <style:text-properties officeooo:rsid="00924ca9"/>
    </style:style>
    <style:style style:name="T94" style:family="text">
      <style:text-properties officeooo:rsid="0094588a"/>
    </style:style>
    <style:style style:name="T95" style:family="text">
      <style:text-properties officeooo:rsid="00958259"/>
    </style:style>
    <style:style style:name="T96" style:family="text">
      <style:text-properties officeooo:rsid="0096308d"/>
    </style:style>
    <style:style style:name="T97" style:family="text">
      <style:text-properties officeooo:rsid="00967648"/>
    </style:style>
    <style:style style:name="T98" style:family="text">
      <style:text-properties officeooo:rsid="00977c44"/>
    </style:style>
    <style:style style:name="T99" style:family="text">
      <style:text-properties officeooo:rsid="0097d3c0"/>
    </style:style>
    <style:style style:name="T100" style:family="text">
      <style:text-properties officeooo:rsid="0098552b"/>
    </style:style>
    <style:style style:name="T101" style:family="text">
      <style:text-properties officeooo:rsid="009a36b8"/>
    </style:style>
    <style:style style:name="T102" style:family="text">
      <style:text-properties officeooo:rsid="009c65a7"/>
    </style:style>
    <style:style style:name="T103" style:family="text">
      <style:text-properties officeooo:rsid="009e9036"/>
    </style:style>
    <style:style style:name="T104" style:family="text">
      <style:text-properties officeooo:rsid="009f5b01"/>
    </style:style>
    <style:style style:name="T105" style:family="text">
      <style:text-properties officeooo:rsid="00a0ffb4"/>
    </style:style>
    <style:style style:name="T106" style:family="text">
      <style:text-properties officeooo:rsid="00a270a1"/>
    </style:style>
    <style:style style:name="T107" style:family="text">
      <style:text-properties officeooo:rsid="00a503a8"/>
    </style:style>
    <style:style style:name="T108" style:family="text">
      <style:text-properties officeooo:rsid="00a52a64"/>
    </style:style>
    <style:style style:name="T109" style:family="text">
      <style:text-properties officeooo:rsid="00a5689e"/>
    </style:style>
    <style:style style:name="T110" style:family="text">
      <style:text-properties officeooo:rsid="00a64d2d"/>
    </style:style>
    <style:style style:name="T111" style:family="text">
      <style:text-properties officeooo:rsid="00a6ea7b"/>
    </style:style>
    <style:style style:name="T112" style:family="text">
      <style:text-properties officeooo:rsid="00a7bc28"/>
    </style:style>
    <style:style style:name="T113" style:family="text">
      <style:text-properties officeooo:rsid="00a805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1、在交互式解释器中显示变量的值，可以用print语句显示变量的字符串表示，或者仅用变量名查看变量的原始值，前者调用str</text:span><text:span text:style-name="T5">()函数显示对象，而后者则调用repr()函数显示对象，结果相同，只是显示方式不同。</text:span></text:p>
      <text:p text:style-name="P1"><text:span text:style-name="T4">2</text:span>、下划线_在python解释器中有特别的含义，表示最后一个表达式的值。</text:p>
      <text:p text:style-name="P2"><text:span text:style-name="T4">3</text:span><text:span text:style-name="T1">、print语句支持将输出重定向到文件，符号</text:span><text:span text:style-name="T2">&gt;&gt;用来重定向输出。print语句默认会给每一行添加一个换行符</text:span><text:span text:style-name="T30">，只要在print语句的最后添加一个逗号，就可以改变它这种行为。</text:span></text:p>
      <text:p text:style-name="P4"><text:span text:style-name="T35">4</text:span><text:span text:style-name="T6">、python有两种除法运算符</text:span><text:span text:style-name="T7">，单斜线/用作传统除法</text:span><text:span text:style-name="T8">，即所谓的地板除</text:span><text:span text:style-name="T9">，双斜线//用作浮点除法</text:span><text:span text:style-name="T10">，即对结果进行四舍五入</text:span><text:span text:style-name="T11">。还有一个乘方运算符</text:span><text:span text:style-name="T12">，双星号**</text:span><text:span text:style-name="T36">。</text:span><text:span text:style-name="T12">乘法运算法*用于字符串时表示字符串重复，加法运算符</text:span><text:span text:style-name="T23">+用于字符串时表示字符串连接，字符串支持索引运算符</text:span><text:span text:style-name="T37">[ ]</text:span><text:span text:style-name="T24">和切片运算符</text:span><text:span text:style-name="T37">[ : ]</text:span><text:span text:style-name="T12">。</text:span></text:p>
      <text:p text:style-name="P5"><text:span text:style-name="T48">5</text:span><text:span text:style-name="T13">、python目前支持两种</text:span><text:span text:style-name="T14">“不等于”比较运算符，!</text:span><text:span text:style-name="T15">=和&lt;&gt;，习惯上使用前者</text:span><text:span text:style-name="T17">，后者慢慢地被淘汰了</text:span><text:span text:style-name="T16">。</text:span></text:p>
      <text:p text:style-name="P6"><text:span text:style-name="T49">6</text:span><text:span text:style-name="T18">、逻辑运算符为and</text:span><text:span text:style-name="T19">、or、not，而不是C/C</text:span><text:span text:style-name="T20">++中的&amp;&amp;、||、！。表达式</text:span><text:span text:style-name="T38">3 &lt; 4 and 4 &lt; 5</text:span><text:span text:style-name="T21">可以是3 &lt; 4 &lt; 5，这在其它语言中通常是不合法的。</text:span></text:p>
      <text:p text:style-name="P17"><text:span text:style-name="T50">7</text:span><text:span text:style-name="T22">、python是动态类型语言，不需要预先声明变量</text:span><text:span text:style-name="T107">，也不需要声明变量</text:span><text:span text:style-name="T22">的类型，变量的类型和值在赋值那一刻被初始化，变量赋值通过等号来执行，赋值</text:span><text:span text:style-name="T94">并不是直接将一个值赋给一个变量，而是通过引用传递</text:span><text:span text:style-name="T95">。赋值语句</text:span><text:span text:style-name="T22">无返回值</text:span><text:span text:style-name="T96">，如a</text:span><text:span text:style-name="T97">=(b=c)在C/C++中是合法的，但在python中是非法的，不过可以进行链式赋值</text:span><text:span text:style-name="T99">，如</text:span><text:span text:style-name="T97">a</text:span><text:span text:style-name="T98">=b=c</text:span><text:span text:style-name="T22">。python支持多元赋值</text:span><text:span text:style-name="T100">，如</text:span><text:span text:style-name="T43">a, </text:span><text:span text:style-name="T44">b, c = 1, 'x', 'a string'</text:span><text:span text:style-name="T101">，也可以是</text:span><text:span text:style-name="T45">(</text:span><text:span text:style-name="T43">a, </text:span><text:span text:style-name="T44">b, c</text:span><text:span text:style-name="T45">)</text:span><text:span text:style-name="T44"> = </text:span><text:span text:style-name="T45">(</text:span><text:span text:style-name="T44">1, 'x', 'a string'</text:span><text:span text:style-name="T45">)</text:span><text:span text:style-name="T102">，</text:span><text:span text:style-name="T103">括号可省。有趣的是</text:span><text:span text:style-name="T46">x, </text:span><text:span text:style-name="T47">y = y, x</text:span><text:span text:style-name="T104">会真正交换变量值，而不用像其它语言一样引进中间变量</text:span><text:span text:style-name="T106">。</text:span><text:span text:style-name="T22">不支持自增自减运算符。</text:span></text:p>
      <text:p text:style-name="P8"><text:span text:style-name="T51">8</text:span><text:span text:style-name="T25">、列表用</text:span><text:span text:style-name="T39">[ ]</text:span><text:span text:style-name="T26">表示，元组用</text:span><text:span text:style-name="T40">( )</text:span><text:span text:style-name="T27">表示，字典用</text:span><text:span text:style-name="T41">{ }</text:span><text:span text:style-name="T28">表示。在for循环中</text:span><text:span text:style-name="T31">，针对列表</text:span><text:span text:style-name="T32">，可循环索引，也可循环元素，更好的是支持列表解析</text:span><text:span text:style-name="T33">，即列表中的复杂表达式解析。</text:span></text:p>
      <text:p text:style-name="P14"><text:span text:style-name="T52">9</text:span><text:span text:style-name="T29">、代码块通过缩进对齐表达代码逻辑而不是使用大括号</text:span><text:span text:style-name="T87">，一般缩进四个空格，由于不同编译器</text:span><text:span text:style-name="T88">、不同平台对制表符tab键的用法不同，要避免使用制表符。</text:span></text:p>
      <text:p text:style-name="P12"><text:span text:style-name="T81">10、python语句一般一行一个</text:span><text:span text:style-name="T82">，语句过长时可以使用反斜线</text:span><text:span text:style-name="T83">\分解成几行，有两种例外情况一个语句不使用反斜线也可以跨行</text:span><text:span text:style-name="T84">，一个是闭合操作符</text:span><text:span text:style-name="T85">，如圆、方、花括号，另一个是三引号。</text:span></text:p>
      <text:p text:style-name="P13"><text:span text:style-name="T86">11、同一行书写多个语句时用分号;隔开</text:span><text:span text:style-name="T89">，但这会大大降低代码的可读性。</text:span></text:p>
      <text:p text:style-name="P15"><text:span text:style-name="T90">12、每一个python脚本文件都可以被当成是一个模块</text:span><text:span text:style-name="T91">，可以被别的模块导入</text:span><text:span text:style-name="T92">import调用。</text:span></text:p>
      <text:p text:style-name="P16"><text:span text:style-name="T93">13、python解释器承担了内存管理的复杂任务</text:span><text:span text:style-name="T108">，是一种自动垃圾回收机制</text:span><text:span text:style-name="T109">，通过引用计数和循环垃圾收集来完成。</text:span></text:p>
      <text:p text:style-name="P7"><text:span text:style-name="T53">**</text:span><text:span text:style-name="T29">下面列举一些有用的内建函数</text:span><text:span text:style-name="T34">：</text:span><text:span text:style-name="T54"></text:span></text:p>
      <text:p text:style-name="P9"><text:span text:style-name="T54">dir([obj])</text:span><text:span text:style-name="T55">：</text:span><text:span text:style-name="T54">显示对象的属性</text:span><text:span text:style-name="T56">，</text:span><text:span text:style-name="T54">如果没有提供参数,</text:span><text:span text:style-name="T57">，</text:span><text:span text:style-name="T54">则显示全局变量的名字</text:span><text:span text:style-name="T58">。</text:span><text:span text:style-name="T54"></text:span></text:p>
      <text:p text:style-name="P9"><text:span text:style-name="T54">help([obj])</text:span><text:span text:style-name="T59">：</text:span><text:span text:style-name="T54">以一种整齐美观的形式显示对象的文档字符串, 如果没有提供任何参数</text:span><text:span text:style-name="T60">，</text:span><text:span text:style-name="T54"> 则会进入交互式帮助。</text:span></text:p>
      <text:p text:style-name="P9"><text:span text:style-name="T54">int(</text:span><text:span text:style-name="T77">[</text:span><text:span text:style-name="T54">obj</text:span><text:span text:style-name="T77">]</text:span><text:span text:style-name="T54">)</text:span><text:span text:style-name="T61">：</text:span><text:span text:style-name="T54">将一个对象转换为整数</text:span><text:span text:style-name="T61">。</text:span><text:span text:style-name="T54"></text:span></text:p>
      <text:p text:style-name="P9"><text:span text:style-name="T54">len(obj)</text:span><text:span text:style-name="T62">：</text:span><text:span text:style-name="T54">返回对象的长度</text:span><text:span text:style-name="T63">。</text:span><text:span text:style-name="T54"></text:span></text:p>
      <text:p text:style-name="P9"><text:span text:style-name="T42">open(fn, mode) </text:span><text:span text:style-name="T64">：</text:span><text:span text:style-name="T54">以 mode</text:span><text:span text:style-name="T66">（</text:span><text:span text:style-name="T54">'r'=读</text:span><text:span text:style-name="T66">，</text:span><text:span text:style-name="T54">'w'=写</text:span><text:span text:style-name="T79">）</text:span><text:span text:style-name="T54">方式打开一个文件名为fn的文件</text:span><text:span text:style-name="T65">。</text:span><text:span text:style-name="T54"></text:span></text:p>
      <text:p text:style-name="P9"><text:span text:style-name="T54">range([start,]stop[,step])</text:span><text:span text:style-name="T67">：</text:span><text:span text:style-name="T54">返回一个整数列表</text:span><text:span text:style-name="T68">，</text:span><text:span text:style-name="T54">起始值为 start</text:span><text:span text:style-name="T69">，</text:span><text:span text:style-name="T54">结束值为 </text:span><text:span text:style-name="T42">stop - 1</text:span><text:span text:style-name="T70">，</text:span><text:span text:style-name="T54"> start</text:span></text:p>
      <text:p text:style-name="P9"><text:soft-page-break/><text:span text:style-name="T54">默认值为 0</text:span><text:span text:style-name="T71">，</text:span><text:span text:style-name="T54">step默认值为1。</text:span></text:p>
      <text:p text:style-name="P9"><text:span text:style-name="T54">raw_input(</text:span><text:span text:style-name="T74">[</text:span><text:span text:style-name="T54">str</text:span><text:span text:style-name="T74">]</text:span><text:span text:style-name="T54">)</text:span><text:span text:style-name="T72">：</text:span><text:span text:style-name="T54">等待用户输入一个字符串</text:span><text:span text:style-name="T73">，</text:span><text:span text:style-name="T54">可以提供一个可选的参数 str 用作提示信</text:span></text:p>
      <text:p text:style-name="P9"><text:span text:style-name="T54">息。</text:span></text:p>
      <text:p text:style-name="P9"><text:span text:style-name="T54">str(</text:span><text:span text:style-name="T78">[</text:span><text:span text:style-name="T54">obj</text:span><text:span text:style-name="T78">]</text:span><text:span text:style-name="T54">)</text:span><text:span text:style-name="T75">：</text:span><text:span text:style-name="T54">将一个对象转换为字符串</text:span><text:span text:style-name="T75">。</text:span><text:span text:style-name="T54"></text:span></text:p>
      <text:p text:style-name="P9"><text:span text:style-name="T54">type(obj)</text:span><text:span text:style-name="T76">：</text:span><text:span text:style-name="T54">返回对象的类型</text:span><text:span text:style-name="T80">，</text:span><text:span text:style-name="T54">返回值本身是一个type对象</text:span><text:span text:style-name="T80">。</text:span></text:p>
      <text:p text:style-name="P11"><text:span text:style-name="T53">**</text:span><text:span text:style-name="T29">下面列举一些有用的模块</text:span><text:span text:style-name="T34">：</text:span></text:p>
      <text:p text:style-name="P10">pdb<text:span text:style-name="T110">：调试模块</text:span><text:span text:style-name="T112">。</text:span></text:p>
      <text:p text:style-name="P10"><text:span text:style-name="T110">logging</text:span><text:span text:style-name="T111">：日志系统</text:span><text:span text:style-name="T112">。</text:span></text:p>
      <text:p text:style-name="P10"><text:span text:style-name="T112">profile</text:span><text:span text:style-name="T113">、hotshot、cProfile：性能测试模块。</text:span></text:p>
      <text:p text:style-name="P10"><text:span text:style-name="T1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17T08:40:54</meta:creation-date>
    <meta:generator>LibreOffice/4.0.2.2$Linux_X86_64 LibreOffice_project/400m0$Build-2</meta:generator>
    <dc:date>2015-04-17T13:13:49</dc:date>
    <dc:creator>hanjunjie </dc:creator>
    <meta:editing-duration>PT2H43M1S</meta:editing-duration>
    <meta:editing-cycles>154</meta:editing-cycles>
    <meta:document-statistic meta:table-count="0" meta:image-count="0" meta:object-count="0" meta:page-count="2" meta:paragraph-count="29" meta:word-count="1266" meta:character-count="1640" meta:non-whitespace-character-count="1574"/>
  </office:meta>
</office:document-meta>
</file>